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113cm"/>
    </style:style>
    <style:style style:name="co1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EPARTEMENT</text:p>
          </table:table-cell>
          <table:table-cell table:style-name="ce1" office:value-type="string">
            <text:p>TYPE DE DEPENSES</text:p>
          </table:table-cell>
          <table:table-cell table:style-name="ce1" office:value-type="string">
            <text:p>FOURNISSEUR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style-name="ce1" office:value-type="string">
            <text:p>REGLEMENT</text:p>
          </table:table-cell>
          <table:table-cell table:style-name="ce1" office:value-type="string">
            <text:p>dep_code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2/01/2023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305">
            <text:p>1305</text:p>
          </table:table-cell>
          <table:table-cell office:value-type="float" office:value="247.95">
            <text:p>247,95</text:p>
          </table:table-cell>
          <table:table-cell office:value-type="float" office:value="1552.95">
            <text:p>1552,9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5/01/2023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1/01/2023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800">
            <text:p>1800</text:p>
          </table:table-cell>
          <table:table-cell office:value-type="float" office:value="342">
            <text:p>342</text:p>
          </table:table-cell>
          <table:table-cell office:value-type="float" office:value="2142">
            <text:p>2142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5/01/2023</text:p>
          </table:table-cell>
          <table:table-cell office:value-type="string">
            <text:p>Fluide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5000">
            <text:p>5000</text:p>
          </table:table-cell>
          <table:table-cell office:value-type="float" office:value="950">
            <text:p>950</text:p>
          </table:table-cell>
          <table:table-cell office:value-type="float" office:value="5950">
            <text:p>595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1/01/2023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1/01/2023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31/01/2023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939">
            <text:p>1939</text:p>
          </table:table-cell>
          <table:table-cell office:value-type="float" office:value="368.41">
            <text:p>368,41</text:p>
          </table:table-cell>
          <table:table-cell office:value-type="float" office:value="2307.41">
            <text:p>2307,41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1/01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31/01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1/01/2023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461">
            <text:p>1461</text:p>
          </table:table-cell>
          <table:table-cell office:value-type="float" office:value="277.59">
            <text:p>277,59</text:p>
          </table:table-cell>
          <table:table-cell office:value-type="float" office:value="1738.59">
            <text:p>1738,59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5/02/2023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3/02/2023</text:p>
          </table:table-cell>
          <table:table-cell office:value-type="string">
            <text:p>Génie Civil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50">
            <text:p>1250</text:p>
          </table:table-cell>
          <table:table-cell office:value-type="float" office:value="237.5">
            <text:p>237,5</text:p>
          </table:table-cell>
          <table:table-cell office:value-type="float" office:value="1487.5">
            <text:p>1487,5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6/02/2023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954">
            <text:p>1954</text:p>
          </table:table-cell>
          <table:table-cell office:value-type="float" office:value="371.26">
            <text:p>371,26</text:p>
          </table:table-cell>
          <table:table-cell office:value-type="float" office:value="2325.26">
            <text:p>2325,26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8/02/2023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8/02/2023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8/02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8/02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8/02/2023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153">
            <text:p>1153</text:p>
          </table:table-cell>
          <table:table-cell office:value-type="float" office:value="219.07">
            <text:p>219,07</text:p>
          </table:table-cell>
          <table:table-cell office:value-type="float" office:value="1372.07">
            <text:p>1372,07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1/03/2023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844">
            <text:p>1844</text:p>
          </table:table-cell>
          <table:table-cell office:value-type="float" office:value="350.36">
            <text:p>350,36</text:p>
          </table:table-cell>
          <table:table-cell office:value-type="float" office:value="2194.36">
            <text:p>2194,36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5/03/2023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5/03/2023</text:p>
          </table:table-cell>
          <table:table-cell office:value-type="string">
            <text:p>Electricité</text:p>
          </table:table-cell>
          <table:table-cell office:value-type="string">
            <text:p>ENTRETIEN VOITURE</text:p>
          </table:table-cell>
          <table:table-cell office:value-type="string">
            <text:p>AUTOSURE</text:p>
          </table:table-cell>
          <table:table-cell office:value-type="float" office:value="500">
            <text:p>500</text:p>
          </table:table-cell>
          <table:table-cell office:value-type="float" office:value="95">
            <text:p>95</text:p>
          </table:table-cell>
          <table:table-cell office:value-type="float" office:value="595">
            <text:p>595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8/03/2023</text:p>
          </table:table-cell>
          <table:table-cell office:value-type="string">
            <text:p>Electricité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50">
            <text:p>1250</text:p>
          </table:table-cell>
          <table:table-cell office:value-type="float" office:value="237.5">
            <text:p>237,5</text:p>
          </table:table-cell>
          <table:table-cell office:value-type="float" office:value="1487.5">
            <text:p>1487,5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1/03/2023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14">
            <text:p>1714</text:p>
          </table:table-cell>
          <table:table-cell office:value-type="float" office:value="325.66">
            <text:p>325,66</text:p>
          </table:table-cell>
          <table:table-cell office:value-type="float" office:value="2039.66">
            <text:p>2039,66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31/03/2023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1/03/2023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60000">
            <text:p>60000</text:p>
          </table:table-cell>
          <table:table-cell office:value-type="float" office:value="11400">
            <text:p>11400</text:p>
          </table:table-cell>
          <table:table-cell office:value-type="float" office:value="71400">
            <text:p>71400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31/03/2023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58000">
            <text:p>58000</text:p>
          </table:table-cell>
          <table:table-cell office:value-type="float" office:value="11020">
            <text:p>11020</text:p>
          </table:table-cell>
          <table:table-cell office:value-type="float" office:value="69020">
            <text:p>6902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31/03/2023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31/03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31/03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1/03/2023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479">
            <text:p>1479</text:p>
          </table:table-cell>
          <table:table-cell office:value-type="float" office:value="281.01">
            <text:p>281,01</text:p>
          </table:table-cell>
          <table:table-cell office:value-type="float" office:value="1760.01">
            <text:p>1760,0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3/04/2023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470">
            <text:p>1470</text:p>
          </table:table-cell>
          <table:table-cell office:value-type="float" office:value="279.3">
            <text:p>279,3</text:p>
          </table:table-cell>
          <table:table-cell office:value-type="float" office:value="1749.3">
            <text:p>1749,3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5/04/2023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1/04/2023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30">
            <text:p>1730</text:p>
          </table:table-cell>
          <table:table-cell office:value-type="float" office:value="328.7">
            <text:p>328,7</text:p>
          </table:table-cell>
          <table:table-cell office:value-type="float" office:value="2058.7">
            <text:p>2058,7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9/04/2023</text:p>
          </table:table-cell>
          <table:table-cell office:value-type="string">
            <text:p>Electricité</text:p>
          </table:table-cell>
          <table:table-cell office:value-type="string">
            <text:p>ENTRETIEN VOITURE</text:p>
          </table:table-cell>
          <table:table-cell office:value-type="string">
            <text:p>AUTOSURE</text:p>
          </table:table-cell>
          <table:table-cell office:value-type="float" office:value="4600">
            <text:p>4600</text:p>
          </table:table-cell>
          <table:table-cell office:value-type="float" office:value="874">
            <text:p>874</text:p>
          </table:table-cell>
          <table:table-cell office:value-type="float" office:value="5474">
            <text:p>5474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30/04/2023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30/04/2023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30/04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30/04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30/04/2023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589">
            <text:p>1589</text:p>
          </table:table-cell>
          <table:table-cell office:value-type="float" office:value="301.91">
            <text:p>301,91</text:p>
          </table:table-cell>
          <table:table-cell office:value-type="float" office:value="1890.91">
            <text:p>1890,91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2/05/2023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6500">
            <text:p>36500</text:p>
          </table:table-cell>
          <table:table-cell office:value-type="float" office:value="6935">
            <text:p>6935</text:p>
          </table:table-cell>
          <table:table-cell office:value-type="float" office:value="43435">
            <text:p>43435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3/05/2023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6500">
            <text:p>36500</text:p>
          </table:table-cell>
          <table:table-cell office:value-type="float" office:value="6935">
            <text:p>6935</text:p>
          </table:table-cell>
          <table:table-cell office:value-type="float" office:value="43435">
            <text:p>43435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04/05/2023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6500">
            <text:p>36500</text:p>
          </table:table-cell>
          <table:table-cell office:value-type="float" office:value="6935">
            <text:p>6935</text:p>
          </table:table-cell>
          <table:table-cell office:value-type="float" office:value="43435">
            <text:p>4343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05/05/2023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05/05/2023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6500">
            <text:p>36500</text:p>
          </table:table-cell>
          <table:table-cell office:value-type="float" office:value="6935">
            <text:p>6935</text:p>
          </table:table-cell>
          <table:table-cell office:value-type="float" office:value="43435">
            <text:p>4343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06/05/2023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6500">
            <text:p>36500</text:p>
          </table:table-cell>
          <table:table-cell office:value-type="float" office:value="6935">
            <text:p>6935</text:p>
          </table:table-cell>
          <table:table-cell office:value-type="float" office:value="43435">
            <text:p>43435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07/05/2023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6500">
            <text:p>36500</text:p>
          </table:table-cell>
          <table:table-cell office:value-type="float" office:value="6935">
            <text:p>6935</text:p>
          </table:table-cell>
          <table:table-cell office:value-type="float" office:value="43435">
            <text:p>4343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07/05/2023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691">
            <text:p>1691</text:p>
          </table:table-cell>
          <table:table-cell office:value-type="float" office:value="321.29">
            <text:p>321,29</text:p>
          </table:table-cell>
          <table:table-cell office:value-type="float" office:value="2012.29">
            <text:p>2012,29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08/05/2023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6500">
            <text:p>36500</text:p>
          </table:table-cell>
          <table:table-cell office:value-type="float" office:value="6935">
            <text:p>6935</text:p>
          </table:table-cell>
          <table:table-cell office:value-type="float" office:value="43435">
            <text:p>43435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1/05/2023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50">
            <text:p>1250</text:p>
          </table:table-cell>
          <table:table-cell office:value-type="float" office:value="237.5">
            <text:p>237,5</text:p>
          </table:table-cell>
          <table:table-cell office:value-type="float" office:value="1487.5">
            <text:p>1487,5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4/05/2023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2136">
            <text:p>2136</text:p>
          </table:table-cell>
          <table:table-cell office:value-type="float" office:value="405.84">
            <text:p>405,84</text:p>
          </table:table-cell>
          <table:table-cell office:value-type="float" office:value="2541.84">
            <text:p>2541,84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31/05/2023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31/05/2023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31/05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31/05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31/05/2023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297">
            <text:p>1297</text:p>
          </table:table-cell>
          <table:table-cell office:value-type="float" office:value="246.43">
            <text:p>246,43</text:p>
          </table:table-cell>
          <table:table-cell office:value-type="float" office:value="1543.43">
            <text:p>1543,43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05/06/2023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05/06/2023</text:p>
          </table:table-cell>
          <table:table-cell office:value-type="string">
            <text:p>Génie Civil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06/06/2023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872">
            <text:p>1872</text:p>
          </table:table-cell>
          <table:table-cell office:value-type="float" office:value="355.68">
            <text:p>355,68</text:p>
          </table:table-cell>
          <table:table-cell office:value-type="float" office:value="2227.68">
            <text:p>2227,68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3/06/2023</text:p>
          </table:table-cell>
          <table:table-cell office:value-type="string">
            <text:p>Fluide</text:p>
          </table:table-cell>
          <table:table-cell office:value-type="string">
            <text:p>ENTRETIEN VOITURE</text:p>
          </table:table-cell>
          <table:table-cell office:value-type="string">
            <text:p>AUTOSURE</text:p>
          </table:table-cell>
          <table:table-cell office:value-type="float" office:value="2800">
            <text:p>2800</text:p>
          </table:table-cell>
          <table:table-cell office:value-type="float" office:value="532">
            <text:p>532</text:p>
          </table:table-cell>
          <table:table-cell office:value-type="float" office:value="3332">
            <text:p>3332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3/06/2023</text:p>
          </table:table-cell>
          <table:table-cell office:value-type="string">
            <text:p>Génie Civil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30/06/2023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30/06/2023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60000">
            <text:p>60000</text:p>
          </table:table-cell>
          <table:table-cell office:value-type="float" office:value="11400">
            <text:p>11400</text:p>
          </table:table-cell>
          <table:table-cell office:value-type="float" office:value="71400">
            <text:p>7140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30/06/2023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58000">
            <text:p>58000</text:p>
          </table:table-cell>
          <table:table-cell office:value-type="float" office:value="11020">
            <text:p>11020</text:p>
          </table:table-cell>
          <table:table-cell office:value-type="float" office:value="69020">
            <text:p>6902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30/06/2023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30/06/2023</text:p>
          </table:table-cell>
          <table:table-cell office:value-type="string">
            <text:p>Fluide</text:p>
          </table:table-cell>
          <table:table-cell office:value-type="string">
            <text:p>FORMATION</text:p>
          </table:table-cell>
          <table:table-cell office:value-type="string">
            <text:p>GLOBAL INGENIERIE</text:p>
          </table:table-cell>
          <table:table-cell office:value-type="float" office:value="12900">
            <text:p>12900</text:p>
          </table:table-cell>
          <table:table-cell office:value-type="float" office:value="2451">
            <text:p>2451</text:p>
          </table:table-cell>
          <table:table-cell office:value-type="float" office:value="15351">
            <text:p>1535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30/06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30/06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30/06/2023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253">
            <text:p>1253</text:p>
          </table:table-cell>
          <table:table-cell office:value-type="float" office:value="238.07">
            <text:p>238,07</text:p>
          </table:table-cell>
          <table:table-cell office:value-type="float" office:value="1491.07">
            <text:p>1491,07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05/07/2023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8/07/2023</text:p>
          </table:table-cell>
          <table:table-cell office:value-type="string">
            <text:p>Electricité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50">
            <text:p>1250</text:p>
          </table:table-cell>
          <table:table-cell office:value-type="float" office:value="237.5">
            <text:p>237,5</text:p>
          </table:table-cell>
          <table:table-cell office:value-type="float" office:value="1487.5">
            <text:p>1487,5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09/07/2023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382">
            <text:p>1382</text:p>
          </table:table-cell>
          <table:table-cell office:value-type="float" office:value="262.58">
            <text:p>262,58</text:p>
          </table:table-cell>
          <table:table-cell office:value-type="float" office:value="1644.58">
            <text:p>1644,58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13/07/2023</text:p>
          </table:table-cell>
          <table:table-cell office:value-type="string">
            <text:p>Electricité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9/07/2023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663">
            <text:p>1663</text:p>
          </table:table-cell>
          <table:table-cell office:value-type="float" office:value="315.97">
            <text:p>315,97</text:p>
          </table:table-cell>
          <table:table-cell office:value-type="float" office:value="1978.97">
            <text:p>1978,97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31/07/2023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31/07/2023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31/07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31/07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31/07/2023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786">
            <text:p>1786</text:p>
          </table:table-cell>
          <table:table-cell office:value-type="float" office:value="339.34">
            <text:p>339,34</text:p>
          </table:table-cell>
          <table:table-cell office:value-type="float" office:value="2125.34">
            <text:p>2125,34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03/08/2023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300">
            <text:p>1300</text:p>
          </table:table-cell>
          <table:table-cell office:value-type="float" office:value="247">
            <text:p>247</text:p>
          </table:table-cell>
          <table:table-cell office:value-type="float" office:value="1547">
            <text:p>1547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05/08/2023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05/08/2023</text:p>
          </table:table-cell>
          <table:table-cell office:value-type="string">
            <text:p>Génie Civil</text:p>
          </table:table-cell>
          <table:table-cell office:value-type="string">
            <text:p>FORMATION</text:p>
          </table:table-cell>
          <table:table-cell office:value-type="string">
            <text:p>GLOBAL INGENIERIE</text:p>
          </table:table-cell>
          <table:table-cell office:value-type="float" office:value="13000">
            <text:p>13000</text:p>
          </table:table-cell>
          <table:table-cell office:value-type="float" office:value="2470">
            <text:p>2470</text:p>
          </table:table-cell>
          <table:table-cell office:value-type="float" office:value="15470">
            <text:p>15470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10/08/2023</text:p>
          </table:table-cell>
          <table:table-cell office:value-type="string">
            <text:p>Génie Civil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50">
            <text:p>1250</text:p>
          </table:table-cell>
          <table:table-cell office:value-type="float" office:value="237.5">
            <text:p>237,5</text:p>
          </table:table-cell>
          <table:table-cell office:value-type="float" office:value="1487.5">
            <text:p>1487,5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14/08/2023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551">
            <text:p>1551</text:p>
          </table:table-cell>
          <table:table-cell office:value-type="float" office:value="294.69">
            <text:p>294,69</text:p>
          </table:table-cell>
          <table:table-cell office:value-type="float" office:value="1845.69">
            <text:p>1845,69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17/08/2023</text:p>
          </table:table-cell>
          <table:table-cell office:value-type="string">
            <text:p>Génie Civil</text:p>
          </table:table-cell>
          <table:table-cell office:value-type="string">
            <text:p>ENTRETIEN VOITURE</text:p>
          </table:table-cell>
          <table:table-cell office:value-type="string">
            <text:p>AUTOSURE</text:p>
          </table:table-cell>
          <table:table-cell office:value-type="float" office:value="1100">
            <text:p>1100</text:p>
          </table:table-cell>
          <table:table-cell office:value-type="float" office:value="209">
            <text:p>209</text:p>
          </table:table-cell>
          <table:table-cell office:value-type="float" office:value="1309">
            <text:p>1309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6/08/2023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572">
            <text:p>1572</text:p>
          </table:table-cell>
          <table:table-cell office:value-type="float" office:value="298.68">
            <text:p>298,68</text:p>
          </table:table-cell>
          <table:table-cell office:value-type="float" office:value="1870.68">
            <text:p>1870,68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31/08/2023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31/08/2023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31/08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31/08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31/08/2023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982">
            <text:p>1982</text:p>
          </table:table-cell>
          <table:table-cell office:value-type="float" office:value="376.58">
            <text:p>376,58</text:p>
          </table:table-cell>
          <table:table-cell office:value-type="float" office:value="2358.58">
            <text:p>2358,58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05/09/2023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05/09/2023</text:p>
          </table:table-cell>
          <table:table-cell office:value-type="string">
            <text:p>Electricité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50">
            <text:p>1250</text:p>
          </table:table-cell>
          <table:table-cell office:value-type="float" office:value="237.5">
            <text:p>237,5</text:p>
          </table:table-cell>
          <table:table-cell office:value-type="float" office:value="1487.5">
            <text:p>1487,5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10/09/2023</text:p>
          </table:table-cell>
          <table:table-cell office:value-type="string">
            <text:p>Electricité</text:p>
          </table:table-cell>
          <table:table-cell office:value-type="string">
            <text:p>FORMATION</text:p>
          </table:table-cell>
          <table:table-cell office:value-type="string">
            <text:p>GLOBAL INGENIERIE</text:p>
          </table:table-cell>
          <table:table-cell office:value-type="float" office:value="10000">
            <text:p>10000</text:p>
          </table:table-cell>
          <table:table-cell office:value-type="float" office:value="1900">
            <text:p>1900</text:p>
          </table:table-cell>
          <table:table-cell office:value-type="float" office:value="11900">
            <text:p>11900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1/09/2023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812">
            <text:p>1812</text:p>
          </table:table-cell>
          <table:table-cell office:value-type="float" office:value="344.28">
            <text:p>344,28</text:p>
          </table:table-cell>
          <table:table-cell office:value-type="float" office:value="2156.28">
            <text:p>2156,28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2/09/2023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8/09/2023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2089">
            <text:p>2089</text:p>
          </table:table-cell>
          <table:table-cell office:value-type="float" office:value="396.91">
            <text:p>396,91</text:p>
          </table:table-cell>
          <table:table-cell office:value-type="float" office:value="2485.91">
            <text:p>2485,9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30/09/2023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30/09/2023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60000">
            <text:p>60000</text:p>
          </table:table-cell>
          <table:table-cell office:value-type="float" office:value="11400">
            <text:p>11400</text:p>
          </table:table-cell>
          <table:table-cell office:value-type="float" office:value="71400">
            <text:p>71400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30/09/2023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58000">
            <text:p>58000</text:p>
          </table:table-cell>
          <table:table-cell office:value-type="float" office:value="11020">
            <text:p>11020</text:p>
          </table:table-cell>
          <table:table-cell office:value-type="float" office:value="69020">
            <text:p>6902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0/09/2023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30/09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30/09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30/09/2023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550">
            <text:p>1550</text:p>
          </table:table-cell>
          <table:table-cell office:value-type="float" office:value="294.5">
            <text:p>294,5</text:p>
          </table:table-cell>
          <table:table-cell office:value-type="float" office:value="1844.5">
            <text:p>1844,5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05/10/2023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1">
            <text:p>901</text:p>
          </table:table-cell>
          <table:table-cell office:value-type="float" office:value="171.19">
            <text:p>171,19</text:p>
          </table:table-cell>
          <table:table-cell office:value-type="float" office:value="1072.19">
            <text:p>1072,19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11/10/2023</text:p>
          </table:table-cell>
          <table:table-cell office:value-type="string">
            <text:p>Génie Civil</text:p>
          </table:table-cell>
          <table:table-cell office:value-type="string">
            <text:p>ENTRETIEN VOITURE</text:p>
          </table:table-cell>
          <table:table-cell office:value-type="string">
            <text:p>AUTOSURE</text:p>
          </table:table-cell>
          <table:table-cell office:value-type="float" office:value="600">
            <text:p>600</text:p>
          </table:table-cell>
          <table:table-cell office:value-type="float" office:value="114">
            <text:p>114</text:p>
          </table:table-cell>
          <table:table-cell office:value-type="float" office:value="714">
            <text:p>714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6/10/2023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316">
            <text:p>1316</text:p>
          </table:table-cell>
          <table:table-cell office:value-type="float" office:value="250.04">
            <text:p>250,04</text:p>
          </table:table-cell>
          <table:table-cell office:value-type="float" office:value="1566.04">
            <text:p>1566,04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1/10/2023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39">
            <text:p>1739</text:p>
          </table:table-cell>
          <table:table-cell office:value-type="float" office:value="330.41">
            <text:p>330,41</text:p>
          </table:table-cell>
          <table:table-cell office:value-type="float" office:value="2069.41">
            <text:p>2069,41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31/10/2023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31/10/2023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31/10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31/10/2023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31/10/2023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385">
            <text:p>1385</text:p>
          </table:table-cell>
          <table:table-cell office:value-type="float" office:value="263.15">
            <text:p>263,15</text:p>
          </table:table-cell>
          <table:table-cell office:value-type="float" office:value="1648.15">
            <text:p>1648,1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05/11/2023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2">
            <text:p>902</text:p>
          </table:table-cell>
          <table:table-cell office:value-type="float" office:value="171.38">
            <text:p>171,38</text:p>
          </table:table-cell>
          <table:table-cell office:value-type="float" office:value="1073.38">
            <text:p>1073,38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10/11/2023</text:p>
          </table:table-cell>
          <table:table-cell office:value-type="string">
            <text:p>Fluide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4000">
            <text:p>4000</text:p>
          </table:table-cell>
          <table:table-cell office:value-type="float" office:value="760">
            <text:p>760</text:p>
          </table:table-cell>
          <table:table-cell office:value-type="float" office:value="4760">
            <text:p>4760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16/11/2023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499">
            <text:p>1499</text:p>
          </table:table-cell>
          <table:table-cell office:value-type="float" office:value="284.81">
            <text:p>284,81</text:p>
          </table:table-cell>
          <table:table-cell office:value-type="float" office:value="1783.81">
            <text:p>1783,81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30/11/2023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30/11/2023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30/11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30/11/2023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30/11/2023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487">
            <text:p>1487</text:p>
          </table:table-cell>
          <table:table-cell office:value-type="float" office:value="282.53">
            <text:p>282,53</text:p>
          </table:table-cell>
          <table:table-cell office:value-type="float" office:value="1769.53">
            <text:p>1769,53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03/12/2023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18">
            <text:p>1718</text:p>
          </table:table-cell>
          <table:table-cell office:value-type="float" office:value="326.42">
            <text:p>326,42</text:p>
          </table:table-cell>
          <table:table-cell office:value-type="float" office:value="2044.42">
            <text:p>2044,42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05/12/2023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903">
            <text:p>903</text:p>
          </table:table-cell>
          <table:table-cell office:value-type="float" office:value="171.57">
            <text:p>171,57</text:p>
          </table:table-cell>
          <table:table-cell office:value-type="float" office:value="1074.57">
            <text:p>1074,57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31/12/2023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500">
            <text:p>2500</text:p>
          </table:table-cell>
          <table:table-cell office:value-type="float" office:value="475">
            <text:p>475</text:p>
          </table:table-cell>
          <table:table-cell office:value-type="float" office:value="2975">
            <text:p>297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31/12/2023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60000">
            <text:p>60000</text:p>
          </table:table-cell>
          <table:table-cell office:value-type="float" office:value="11400">
            <text:p>11400</text:p>
          </table:table-cell>
          <table:table-cell office:value-type="float" office:value="71400">
            <text:p>71400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31/12/2023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58000">
            <text:p>58000</text:p>
          </table:table-cell>
          <table:table-cell office:value-type="float" office:value="11020">
            <text:p>11020</text:p>
          </table:table-cell>
          <table:table-cell office:value-type="float" office:value="69020">
            <text:p>6902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31/12/2023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3000">
            <text:p>3000</text:p>
          </table:table-cell>
          <table:table-cell office:value-type="float" office:value="570">
            <text:p>570</text:p>
          </table:table-cell>
          <table:table-cell office:value-type="float" office:value="3570">
            <text:p>3570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31/12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31/12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31/12/2023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453">
            <text:p>1453</text:p>
          </table:table-cell>
          <table:table-cell office:value-type="float" office:value="276.07">
            <text:p>276,07</text:p>
          </table:table-cell>
          <table:table-cell office:value-type="float" office:value="1729.07">
            <text:p>1729,07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0">10/09/2025</text:date>, <text:time>12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0T12:18:37.66</dc:date>
    <dc:creator>chaffar seif allah</dc:creator>
    <meta:document-statistic meta:table-count="1" meta:cell-count="1300" meta:object-count="0"/>
    <meta:generator>OpenOffice/4.1.12$Win32 OpenOffice.org_project/4112m1$Build-9809</meta:generator>
  </office:meta>
</office:document-meta>
</file>